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4B0627F2.png"/>
  <manifest:file-entry manifest:media-type="image/png" manifest:full-path="Pictures/10000000000000200000002000309F1C.png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TWU_5f_Presentation-title">
      <style:graphic-properties draw:auto-grow-height="true" fo:min-height="6.663cm"/>
    </style:style>
    <style:style style:name="pr2" style:family="presentation" style:parent-style-name="TWU_5f_Presentation-subtitle">
      <style:graphic-properties draw:fill-color="#ffffff" draw:auto-grow-height="true" fo:min-height="9.273cm"/>
    </style:style>
    <style:style style:name="pr3" style:family="presentation" style:parent-style-name="TWU_5f_Presentation-notes">
      <style:graphic-properties draw:fill-color="#ffffff" draw:auto-grow-height="true" fo:min-height="12.572cm"/>
    </style:style>
    <style:style style:name="pr4" style:family="presentation" style:parent-style-name="TWU_5f_Presentation-title">
      <style:graphic-properties draw:auto-grow-height="true" fo:min-height="2.163cm"/>
    </style:style>
    <style:style style:name="pr5" style:family="presentation" style:parent-style-name="TWU_5f_Presentation-outline1">
      <style:graphic-properties fo:min-height="13.609cm"/>
    </style:style>
    <style:style style:name="P1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47b8b8" fo:font-size="90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fo:color="#33cc66" fo:font-size="80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ffff00" fo:font-size="6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ample Presentation</presentation:footer-decl>
      <presentation:date-time-decl presentation:name="dtd1" presentation:source="current-date" style:data-style-name="D5"/>
      <draw:page draw:name="Presentation Title" draw:style-name="dp1" draw:master-page-name="TWU_5f_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6.663cm" svg:x="1.4cm" svg:y="0.837cm" presentation:class="title">
          <draw:text-box>
            <text:p>Presentation Title</text:p>
          </draw:text-box>
        </draw:frame>
        <draw:frame presentation:style-name="pr2" draw:text-style-name="P1" draw:layer="layout" svg:width="19cm" svg:height="9.273cm" svg:x="3cm" svg:y="9.5cm" presentation:class="subtitle">
          <draw:text-box>
            <text:p text:style-name="P1">1 January 2011</text:p>
            <text:p text:style-name="P1">Template Lecture</text:p>
            <text:p text:style-name="P1">Sean Ho</text:p>
            <text:p text:style-name="P1">Trinity Western University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utline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163cm" svg:x="1cm" svg:y="0.337cm" presentation:class="title">
          <draw:text-box>
            <text:p>Outline for today</text:p>
          </draw:text-box>
        </draw:frame>
        <draw:frame presentation:style-name="pr5" draw:layer="layout" svg:width="26.5cm" svg:height="13.86cm" svg:x="1cm" svg:y="3.5cm" presentation:class="outline">
          <draw:text-box>
            <text:list text:style-name="L2">
              <text:list-item>
                <text:p>Introduction</text:p>
                <text:list>
                  <text:list-item>
                    <text:p>Administrivia</text:p>
                    <text:list>
                      <text:list-item>
                        <text:p>Syllabus</text:p>
                        <text:list>
                          <text:list-item>
                            <text:p>Grading scheme</text:p>
                          </text:list-item>
                          <text:list-item>
                            <text:p>Late policy</text:p>
                          </text:list-item>
                        </text:list>
                      </text:list-item>
                      <text:list-item>
                        <text:p>Email sign-in sheet</text:p>
                      </text:list-item>
                    </text:list>
                  </text:list-item>
                </text:list>
              </text:list-item>
              <text:list-item>
                <text:p>Content for toda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Blue_2f_White" draw:display-name="Blue/White" draw:style="linear" draw:start-color="#004586" draw:end-color="#ffff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background" xlink:href="Pictures/1000000000000400000003004B0627F2.png" xlink:type="simple" xlink:show="embed" xlink:actuate="onLoad"/>
    <draw:opacity draw:name="Transparency_20_5" draw:display-name="Transparency 5" draw:style="linear" draw:start="100%" draw:end="0%" draw:angle="0" draw:border="0%"/>
    <draw:opacity draw:name="Transparency_20_7" draw:display-name="Transparency 7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TW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ffffff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ucida Sans Unicode'" style:font-style-name="Regular" style:font-family-generic="swiss" fo:font-size="18pt" fo:font-style="normal" fo:text-shadow="none" style:text-underline-style="none" fo:font-weight="normal" style:letter-kerning="true" style:font-family-asian="'AR PL KaitiM Big5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WU_5f_Presentation-background" style:display-name="TWU_Presentation-background" style:family="presentation">
      <style:graphic-properties draw:stroke="none" draw:fill="bitmap" draw:fill-image-name="background" style:repeat="stretch"/>
      <style:text-properties style:letter-kerning="true"/>
    </style:style>
    <style:style style:name="TWU_5f_Presentation-backgroundobjects" style:display-name="TWU_Presentation-backgroundobjects" style:family="presentation">
      <style:graphic-properties draw:textarea-vertical-align="middle" fo:wrap-option="wrap" draw:shadow="hidden" draw:shadow-offset-x="0.3cm" draw:shadow-offset-y="0.3cm" draw:shadow-color="#808080"/>
      <style:paragraph-properties fo:text-align="center"/>
      <style:text-properties fo:color="#cccccc" fo:font-family="'Lucida Sans Unicode'" style:font-style-name="Bold" style:font-family-generic="swiss" fo:font-size="18pt" fo:font-weight="bold" style:letter-kerning="true"/>
    </style:style>
    <style:style style:name="TWU_5f_Presentation-notes" style:display-name="TWU_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KaitiM Big5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U_5f_Presentation-outline1" style:display-name="TWU_Presentation-outline1" style:family="presentation">
      <style:graphic-properties draw:stroke="none" draw:fill="none" draw:auto-grow-height="false" draw:fit-to-size="shrink-to-fit" fo:wrap-option="wrap">
        <text:list-style style:name="TWU_5f_Presentation-outline1" style:display-name="TWU_Presentatio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9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47b8b8" fo:font-size="90%"/>
          </text:list-level-style-bullet>
          <text:list-level-style-bullet text:level="3" text:bullet-char="">
            <style:list-level-properties text:space-before="2.8cm" text:min-label-width="0.8cm"/>
            <style:text-properties fo:font-family="StarSymbol" style:font-charset="x-symbol" fo:color="#33cc66" fo:font-size="80%"/>
          </text:list-level-style-bullet>
          <text:list-level-style-bullet text:level="4" text:bullet-char="➔">
            <style:list-level-properties text:space-before="4.2cm" text:min-label-width="0.6cm"/>
            <style:text-properties fo:font-family="StarSymbol" style:font-charset="x-symbol" fo:color="#ffff00" fo:font-size="6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ucida Sans Unicode'" style:font-style-name="Regular" style:font-family-generic="swiss" fo:font-size="32pt" fo:font-style="normal" fo:text-shadow="none" style:text-underline-style="none" fo:font-weight="normal" style:letter-kerning="true" style:font-family-asian="'AR PL KaitiM Big5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U_5f_Presentation-outline2" style:display-name="TWU_Presentation-outline2" style:family="presentation" style:parent-style-name="TWU_5f_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WU_5f_Presentation-outline3" style:display-name="TWU_Presentation-outline3" style:family="presentation" style:parent-style-name="TWU_5f_Presentation-outline2">
      <style:paragraph-properties fo:margin-top="0cm" fo:margin-bottom="0.3cm"/>
      <style:text-properties fo:font-size="26pt" style:font-size-asian="24pt" style:font-size-complex="24pt"/>
    </style:style>
    <style:style style:name="TWU_5f_Presentation-outline4" style:display-name="TWU_Presentation-outline4" style:family="presentation" style:parent-style-name="TWU_5f_Presentation-outline3">
      <style:paragraph-properties fo:margin-top="0cm" fo:margin-bottom="0.2cm"/>
      <style:text-properties fo:font-size="20pt" style:font-size-asian="20pt" style:font-size-complex="20pt"/>
    </style:style>
    <style:style style:name="TWU_5f_Presentation-outline5" style:display-name="TWU_Presentation-outline5" style:family="presentation" style:parent-style-name="TWU_5f_Presentation-outline4">
      <style:paragraph-properties fo:margin-top="0cm" fo:margin-bottom="0.1cm"/>
      <style:text-properties fo:font-size="20pt" style:font-size-asian="20pt" style:font-size-complex="20pt"/>
    </style:style>
    <style:style style:name="TWU_5f_Presentation-outline6" style:display-name="TWU_Presentation-outline6" style:family="presentation" style:parent-style-name="TWU_5f_Presentation-outline5">
      <style:paragraph-properties fo:margin-top="0cm" fo:margin-bottom="0.1cm"/>
      <style:text-properties fo:font-size="20pt" style:font-size-asian="20pt" style:font-size-complex="20pt"/>
    </style:style>
    <style:style style:name="TWU_5f_Presentation-outline7" style:display-name="TWU_Presentation-outline7" style:family="presentation" style:parent-style-name="TWU_5f_Presentation-outline6">
      <style:paragraph-properties fo:margin-top="0cm" fo:margin-bottom="0.1cm"/>
      <style:text-properties fo:font-size="20pt" style:font-size-asian="20pt" style:font-size-complex="20pt"/>
    </style:style>
    <style:style style:name="TWU_5f_Presentation-outline8" style:display-name="TWU_Presentation-outline8" style:family="presentation" style:parent-style-name="TWU_5f_Presentation-outline7">
      <style:paragraph-properties fo:margin-top="0cm" fo:margin-bottom="0.1cm"/>
      <style:text-properties fo:font-size="20pt" style:font-size-asian="20pt" style:font-size-complex="20pt"/>
    </style:style>
    <style:style style:name="TWU_5f_Presentation-outline9" style:display-name="TWU_Presentation-outline9" style:family="presentation" style:parent-style-name="TWU_5f_Presentation-outline8">
      <style:paragraph-properties fo:margin-top="0cm" fo:margin-bottom="0.1cm"/>
      <style:text-properties fo:font-size="20pt" style:font-size-asian="20pt" style:font-size-complex="20pt"/>
    </style:style>
    <style:style style:name="TWU_5f_Presentation-subtitle" style:display-name="TWU_Presentation-subtitle" style:family="presentation">
      <style:graphic-properties draw:stroke="none" draw:fill="none" draw:textarea-horizontal-align="left" draw:textarea-vertical-align="top">
        <text:list-style style:name="TWU_5f_Presentation-subtitle" style:display-name="TWU_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style:use-window-font-color="true" style:text-outline="false" style:text-line-through-style="none" fo:font-family="'Lucida Sans Unicode'" style:font-style-name="Regular" style:font-family-generic="swiss" fo:font-size="32pt" fo:font-style="normal" fo:text-shadow="none" style:text-underline-style="none" fo:font-weight="normal" style:letter-kerning="true" style:font-family-asian="'AR PL KaitiM Big5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U_5f_Presentation-title" style:display-name="TWU_Presentation-title" style:family="presentation">
      <style:graphic-properties draw:stroke="none" draw:fill="none" draw:textarea-horizontal-align="left" draw:textarea-vertical-align="bottom" draw:auto-grow-height="false" draw:fit-to-size="shrink-to-fit" fo:wrap-option="wrap">
        <text:list-style style:name="TWU_5f_Presentation-title" style:display-name="TWU_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fo:font-family="'Lucida Sans Unicode'" style:font-style-name="Bold" style:font-family-generic="swiss" fo:font-size="44pt" fo:font-style="normal" fo:text-shadow="1pt 1pt" style:text-underline-style="none" fo:font-weight="bold" style:letter-kerning="true" style:font-family-asian="'AR PL KaitiM Big5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U_5f_Presentation-background" style:display-name="TWU_Presentation-background" style:family="presentation">
      <style:graphic-properties draw:stroke="none" draw:fill="bitmap" draw:fill-image-name="background" style:repeat="stretch"/>
      <style:text-properties style:letter-kerning="true"/>
    </style:style>
    <style:style style:name="TWU_5f_Presentation-backgroundobjects" style:display-name="TWU_Presentation-backgroundobjects" style:family="presentation">
      <style:graphic-properties draw:textarea-vertical-align="middle" fo:wrap-option="wrap" draw:shadow="hidden" draw:shadow-offset-x="0.3cm" draw:shadow-offset-y="0.3cm" draw:shadow-color="#808080"/>
      <style:paragraph-properties fo:text-align="center"/>
      <style:text-properties fo:color="#cccccc" fo:font-family="'Lucida Sans Unicode'" style:font-style-name="Bold" style:font-family-generic="swiss" fo:font-size="18pt" fo:font-weight="bold" style:letter-kerning="true"/>
    </style:style>
    <style:style style:name="TWU_5f_Presentation-notes" style:display-name="TWU_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KaitiM Big5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U_5f_Presentation-outline1" style:display-name="TWU_Presentation-outline1" style:family="presentation">
      <style:graphic-properties draw:stroke="none" draw:fill="none" draw:auto-grow-height="false" draw:fit-to-size="shrink-to-fit" fo:wrap-option="wrap">
        <text:list-style style:name="TWU_5f_Presentation-outline1" style:display-name="TWU_Presentatio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9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47b8b8" fo:font-size="90%"/>
          </text:list-level-style-bullet>
          <text:list-level-style-bullet text:level="3" text:bullet-char="">
            <style:list-level-properties text:space-before="2.8cm" text:min-label-width="0.8cm"/>
            <style:text-properties fo:font-family="StarSymbol" style:font-charset="x-symbol" fo:color="#33cc66" fo:font-size="80%"/>
          </text:list-level-style-bullet>
          <text:list-level-style-bullet text:level="4" text:bullet-char="➔">
            <style:list-level-properties text:space-before="4.2cm" text:min-label-width="0.6cm"/>
            <style:text-properties fo:font-family="StarSymbol" style:font-charset="x-symbol" fo:color="#ffff00" fo:font-size="6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ucida Sans Unicode'" style:font-style-name="Regular" style:font-family-generic="swiss" fo:font-size="32pt" fo:font-style="normal" fo:text-shadow="none" style:text-underline-style="none" fo:font-weight="normal" style:letter-kerning="true" style:font-family-asian="'AR PL KaitiM Big5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U_5f_Presentation-outline2" style:display-name="TWU_Presentation-outline2" style:family="presentation" style:parent-style-name="TWU_5f_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WU_5f_Presentation-outline3" style:display-name="TWU_Presentation-outline3" style:family="presentation" style:parent-style-name="TWU_5f_Presentation-outline2">
      <style:paragraph-properties fo:margin-top="0cm" fo:margin-bottom="0.3cm"/>
      <style:text-properties fo:font-size="26pt" style:font-size-asian="24pt" style:font-size-complex="24pt"/>
    </style:style>
    <style:style style:name="TWU_5f_Presentation-outline4" style:display-name="TWU_Presentation-outline4" style:family="presentation" style:parent-style-name="TWU_5f_Presentation-outline3">
      <style:paragraph-properties fo:margin-top="0cm" fo:margin-bottom="0.2cm"/>
      <style:text-properties fo:font-size="20pt" style:font-size-asian="20pt" style:font-size-complex="20pt"/>
    </style:style>
    <style:style style:name="TWU_5f_Presentation-outline5" style:display-name="TWU_Presentation-outline5" style:family="presentation" style:parent-style-name="TWU_5f_Presentation-outline4">
      <style:paragraph-properties fo:margin-top="0cm" fo:margin-bottom="0.1cm"/>
      <style:text-properties fo:font-size="20pt" style:font-size-asian="20pt" style:font-size-complex="20pt"/>
    </style:style>
    <style:style style:name="TWU_5f_Presentation-outline6" style:display-name="TWU_Presentation-outline6" style:family="presentation" style:parent-style-name="TWU_5f_Presentation-outline5">
      <style:paragraph-properties fo:margin-top="0cm" fo:margin-bottom="0.1cm"/>
      <style:text-properties fo:font-size="20pt" style:font-size-asian="20pt" style:font-size-complex="20pt"/>
    </style:style>
    <style:style style:name="TWU_5f_Presentation-outline7" style:display-name="TWU_Presentation-outline7" style:family="presentation" style:parent-style-name="TWU_5f_Presentation-outline6">
      <style:paragraph-properties fo:margin-top="0cm" fo:margin-bottom="0.1cm"/>
      <style:text-properties fo:font-size="20pt" style:font-size-asian="20pt" style:font-size-complex="20pt"/>
    </style:style>
    <style:style style:name="TWU_5f_Presentation-outline8" style:display-name="TWU_Presentation-outline8" style:family="presentation" style:parent-style-name="TWU_5f_Presentation-outline7">
      <style:paragraph-properties fo:margin-top="0cm" fo:margin-bottom="0.1cm"/>
      <style:text-properties fo:font-size="20pt" style:font-size-asian="20pt" style:font-size-complex="20pt"/>
    </style:style>
    <style:style style:name="TWU_5f_Presentation-outline9" style:display-name="TWU_Presentation-outline9" style:family="presentation" style:parent-style-name="TWU_5f_Presentation-outline8">
      <style:paragraph-properties fo:margin-top="0cm" fo:margin-bottom="0.1cm"/>
      <style:text-properties fo:font-size="20pt" style:font-size-asian="20pt" style:font-size-complex="20pt"/>
    </style:style>
    <style:style style:name="TWU_5f_Presentation-subtitle" style:display-name="TWU_Presentation-subtitle" style:family="presentation">
      <style:graphic-properties draw:stroke="none" draw:fill="none" draw:textarea-horizontal-align="left" draw:textarea-vertical-align="top">
        <text:list-style style:name="TWU_5f_Presentation-subtitle" style:display-name="TWU_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style:use-window-font-color="true" style:text-outline="false" style:text-line-through-style="none" fo:font-family="'Lucida Sans Unicode'" style:font-style-name="Regular" style:font-family-generic="swiss" fo:font-size="32pt" fo:font-style="normal" fo:text-shadow="none" style:text-underline-style="none" fo:font-weight="normal" style:letter-kerning="true" style:font-family-asian="'AR PL KaitiM Big5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U_5f_Presentation-title" style:display-name="TWU_Presentation-title" style:family="presentation">
      <style:graphic-properties draw:stroke="none" draw:fill="none" draw:textarea-horizontal-align="left" draw:textarea-vertical-align="bottom" draw:auto-grow-height="false" draw:fit-to-size="shrink-to-fit" fo:wrap-option="wrap">
        <text:list-style style:name="TWU_5f_Presentation-title" style:display-name="TWU_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fo:font-family="'Lucida Sans Unicode'" style:font-style-name="Bold" style:font-family-generic="swiss" fo:font-size="44pt" fo:font-style="normal" fo:text-shadow="1pt 1pt" style:text-underline-style="none" fo:font-weight="bold" style:letter-kerning="true" style:font-family-asian="'AR PL KaitiM Big5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gr4" style:family="graphic" style:parent-style-name="standard">
      <style:graphic-properties draw:stroke="none" draw:fill="solid" draw:fill-color="#e6e6e6" draw:fill-gradient-name="Blue_2f_White" draw:opacity-name="Transparency_20_7" draw:textarea-horizontal-align="justify" draw:textarea-vertical-align="middle" draw:auto-grow-height="false"/>
    </style:style>
    <style:style style:name="Mpr1" style:family="presentation" style:parent-style-name="TWU_5f_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TWU_5f_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TWU_5f_Presenta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WU_5f_Presentation" style:display-name="TWU_Presentation" style:page-layout-name="PM1" draw:style-name="Mdp1">
      <office:forms form:automatic-focus="false" form:apply-design-mode="false"/>
      <draw:frame draw:name="Slide Title" presentation:style-name="TWU_5f_Presentation-title" draw:layer="backgroundobjects" svg:width="26cm" svg:height="2.163cm" svg:x="1cm" svg:y="0.337cm" presentation:class="title" presentation:placeholder="true">
        <draw:text-box/>
        <svg:title>Slide Title</svg:title>
      </draw:frame>
      <draw:frame draw:name="Outline Content" presentation:style-name="TWU_5f_Presentation-outline1" draw:layer="backgroundobjects" svg:width="26.5cm" svg:height="13.86cm" svg:x="1cm" svg:y="3.5cm" presentation:class="outline" presentation:placeholder="true">
        <draw:text-box/>
      </draw:frame>
      <draw:frame draw:name="Slide Date" presentation:style-name="Mpr1" draw:text-style-name="MP1" draw:layer="backgroundobjects" svg:width="5.023cm" svg:height="1cm" svg:x="20.1cm" svg:y="19.5cm" presentation:class="date-time">
        <draw:text-box>
          <text:p text:style-name="MP1"><text:span text:style-name="MT1"><presentation:date-time/></text:span></text:p>
        </draw:text-box>
      </draw:frame>
      <draw:frame draw:name="Slide Footer" presentation:style-name="Mpr1" draw:text-style-name="MP3" draw:layer="backgroundobjects" svg:width="14cm" svg:height="1cm" svg:x="5.5cm" svg:y="19.5cm" presentation:class="footer">
        <draw:text-box>
          <text:p text:style-name="MP3"><text:span text:style-name="MT1"><presentation:footer/></text:span></text:p>
        </draw:text-box>
      </draw:frame>
      <draw:frame draw:name="Slide Number" presentation:style-name="Mpr1" draw:text-style-name="MP2" draw:layer="backgroundobjects" svg:width="2cm" svg:height="1cm" svg:x="25.5cm" svg:y="19.5cm" presentation:class="page-number">
        <draw:text-box>
          <text:p text:style-name="MP2"><text:span text:style-name="MT1"><text:page-number>&lt;number&gt;</text:page-number></text:span></text:p>
        </draw:text-box>
      </draw:frame>
      <draw:g draw:name="TWU Logo">
        <draw:path draw:style-name="Mgr3" draw:text-style-name="MP4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3" draw:text-style-name="MP4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3" draw:text-style-name="MP4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3" draw:text-style-name="MP4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3" draw:text-style-name="MP4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3" draw:text-style-name="MP4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3" draw:text-style-name="MP4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3" draw:text-style-name="MP4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3" draw:text-style-name="MP4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3" draw:text-style-name="MP4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3" draw:text-style-name="MP4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3" draw:text-style-name="MP4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3" draw:text-style-name="MP4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3" draw:text-style-name="MP4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3" draw:text-style-name="MP4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3" draw:text-style-name="MP4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3" draw:text-style-name="MP4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3" draw:text-style-name="MP4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3" draw:text-style-name="MP4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3" draw:text-style-name="MP4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3" draw:text-style-name="MP4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3" draw:text-style-name="MP4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3" draw:text-style-name="MP4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3" draw:text-style-name="MP4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3" draw:text-style-name="MP4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3" draw:text-style-name="MP4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3" draw:text-style-name="MP4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3" draw:text-style-name="MP4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3" draw:text-style-name="MP4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3" draw:text-style-name="MP4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3" draw:text-style-name="MP4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3" draw:text-style-name="MP4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3" draw:text-style-name="MP4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3" draw:text-style-name="MP4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3" draw:text-style-name="MP4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3" draw:text-style-name="MP4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3" draw:text-style-name="MP4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3" draw:text-style-name="MP4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3" draw:text-style-name="MP4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3" draw:text-style-name="MP4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3" draw:text-style-name="MP4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3" draw:text-style-name="MP4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3" draw:text-style-name="MP4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3" draw:text-style-name="MP4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3" draw:text-style-name="MP4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3" draw:text-style-name="MP4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3" draw:text-style-name="MP4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3" draw:text-style-name="MP4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3" draw:text-style-name="MP4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3" draw:text-style-name="MP4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3" draw:text-style-name="MP4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3" draw:text-style-name="MP4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3" draw:text-style-name="MP4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3" draw:text-style-name="MP4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3" draw:text-style-name="MP4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3" draw:text-style-name="MP4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3" draw:text-style-name="MP4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3" draw:text-style-name="MP4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3" draw:text-style-name="MP4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3" draw:text-style-name="MP4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custom-shape draw:name="Title Bar" draw:style-name="Mgr4" draw:text-style-name="MP4" draw:layer="backgroundobjects" svg:width="14cm" svg:height="0.655cm" svg:x="0cm" svg:y="2.5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TWU_5f_Presentation-title" draw:layer="backgroundobjects" svg:width="13.968cm" svg:height="10.476cm" svg:x="3.81cm" svg:y="2.123cm" presentation:class="page"/>
        <draw:frame presentation:style-name="TWU_5f_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WU_5f_Presentation" style:display-name="TWU_Presentation" style:page-layout-name="PM1" draw:style-name="Mdp1">
      <office:forms form:automatic-focus="false" form:apply-design-mode="false"/>
      <draw:frame presentation:style-name="TWU_5f_Presentation-title" draw:layer="backgroundobjects" svg:width="25.199cm" svg:height="6.663cm" svg:x="1.4cm" svg:y="0.837cm" presentation:class="title" presentation:placeholder="true">
        <draw:text-box/>
      </draw:frame>
      <draw:frame presentation:style-name="TWU_5f_Presentation-outline1" draw:layer="backgroundobjects" svg:width="19cm" svg:height="9.273cm" svg:x="3cm" svg:y="9.5cm" presentation:class="outline" presentation:placeholder="true">
        <draw:text-box/>
      </draw:frame>
      <draw:frame presentation:style-name="Mpr1" draw:text-style-name="MP1" draw:layer="backgroundobjects" svg:width="4.023cm" svg:height="1cm" svg:x="21cm" svg:y="19.5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16cm" svg:height="1cm" svg:x="4.5cm" svg:y="19.5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2.023cm" svg:height="1cm" svg:x="25.5cm" svg:y="19.5cm" presentation:class="page-number">
        <draw:text-box>
          <text:p text:style-name="MP2"><text:page-number>&lt;number&gt;</text:page-number></text:p>
        </draw:text-box>
      </draw:frame>
      <draw:g draw:name="TWU Logo">
        <draw:path draw:style-name="Mgr3" draw:text-style-name="MP4" draw:layer="backgroundobjects" svg:width="1.147cm" svg:height="1.53cm" svg:x="0.2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3" draw:text-style-name="MP4" draw:layer="backgroundobjects" svg:width="0.549cm" svg:height="0.319cm" svg:x="0.877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3" draw:text-style-name="MP4" draw:layer="backgroundobjects" svg:width="0.553cm" svg:height="0.317cm" svg:x="0.116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3" draw:text-style-name="MP4" draw:layer="backgroundobjects" svg:width="0.145cm" svg:height="0.337cm" svg:x="0.436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3" draw:text-style-name="MP4" draw:layer="backgroundobjects" svg:width="0.282cm" svg:height="0.462cm" svg:x="0.827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3" draw:text-style-name="MP4" draw:layer="backgroundobjects" svg:width="0.283cm" svg:height="0.582cm" svg:x="0.576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3" draw:text-style-name="MP4" draw:layer="backgroundobjects" svg:width="0.306cm" svg:height="0.657cm" svg:x="0.565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3" draw:text-style-name="MP4" draw:layer="backgroundobjects" svg:width="1.336cm" svg:height="1.572cm" svg:x="0.105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3" draw:text-style-name="MP4" draw:layer="backgroundobjects" svg:width="0.588cm" svg:height="0.399cm" svg:x="0.854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3" draw:text-style-name="MP4" draw:layer="backgroundobjects" svg:width="0.59cm" svg:height="0.395cm" svg:x="0.102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3" draw:text-style-name="MP4" draw:layer="backgroundobjects" svg:width="0.171cm" svg:height="0.436cm" svg:x="0.424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3" draw:text-style-name="MP4" draw:layer="backgroundobjects" svg:width="0.306cm" svg:height="0.541cm" svg:x="0.815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3" draw:text-style-name="MP4" draw:layer="backgroundobjects" svg:width="0.458cm" svg:height="0.487cm" svg:x="4.554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3" draw:text-style-name="MP4" draw:layer="backgroundobjects" svg:width="0.458cm" svg:height="0.487cm" svg:x="4.554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3" draw:text-style-name="MP4" draw:layer="backgroundobjects" svg:width="0.386cm" svg:height="0.487cm" svg:x="4.253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3" draw:text-style-name="MP4" draw:layer="backgroundobjects" svg:width="0.386cm" svg:height="0.487cm" svg:x="4.253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3" draw:text-style-name="MP4" draw:layer="backgroundobjects" svg:width="0.162cm" svg:height="0.49cm" svg:x="4.107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3" draw:text-style-name="MP4" draw:layer="backgroundobjects" svg:width="0.162cm" svg:height="0.49cm" svg:x="4.107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3" draw:text-style-name="MP4" draw:layer="backgroundobjects" svg:width="0.362cm" svg:height="0.514cm" svg:x="3.771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3" draw:text-style-name="MP4" draw:layer="backgroundobjects" svg:width="0.362cm" svg:height="0.514cm" svg:x="3.771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3" draw:text-style-name="MP4" draw:layer="backgroundobjects" svg:width="0.428cm" svg:height="0.497cm" svg:x="3.436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3" draw:text-style-name="MP4" draw:layer="backgroundobjects" svg:width="0.428cm" svg:height="0.497cm" svg:x="3.436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3" draw:text-style-name="MP4" draw:layer="backgroundobjects" svg:width="0.342cm" svg:height="0.487cm" svg:x="3.116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3" draw:text-style-name="MP4" draw:layer="backgroundobjects" svg:width="0.342cm" svg:height="0.487cm" svg:x="3.116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3" draw:text-style-name="MP4" draw:layer="backgroundobjects" svg:width="0.458cm" svg:height="0.51cm" svg:x="2.682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3" draw:text-style-name="MP4" draw:layer="backgroundobjects" svg:width="0.458cm" svg:height="0.51cm" svg:x="2.682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3" draw:text-style-name="MP4" draw:layer="backgroundobjects" svg:width="0.159cm" svg:height="0.487cm" svg:x="2.529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3" draw:text-style-name="MP4" draw:layer="backgroundobjects" svg:width="0.159cm" svg:height="0.487cm" svg:x="2.529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3" draw:text-style-name="MP4" draw:layer="backgroundobjects" svg:width="0.494cm" svg:height="0.51cm" svg:x="2.034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3" draw:text-style-name="MP4" draw:layer="backgroundobjects" svg:width="0.494cm" svg:height="0.51cm" svg:x="2.034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3" draw:text-style-name="MP4" draw:layer="backgroundobjects" svg:width="0.452cm" svg:height="0.497cm" svg:x="1.582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3" draw:text-style-name="MP4" draw:layer="backgroundobjects" svg:width="0.452cm" svg:height="0.497cm" svg:x="1.582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3" draw:text-style-name="MP4" draw:layer="backgroundobjects" svg:width="0.501cm" svg:height="0.503cm" svg:x="4.023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3" draw:text-style-name="MP4" draw:layer="backgroundobjects" svg:width="0.501cm" svg:height="0.503cm" svg:x="4.023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3" draw:text-style-name="MP4" draw:layer="backgroundobjects" svg:width="0.443cm" svg:height="0.48cm" svg:x="3.605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3" draw:text-style-name="MP4" draw:layer="backgroundobjects" svg:width="0.443cm" svg:height="0.48cm" svg:x="3.605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3" draw:text-style-name="MP4" draw:layer="backgroundobjects" svg:width="0.339cm" svg:height="0.48cm" svg:x="3.286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3" draw:text-style-name="MP4" draw:layer="backgroundobjects" svg:width="0.339cm" svg:height="0.48cm" svg:x="3.286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3" draw:text-style-name="MP4" draw:layer="backgroundobjects" svg:width="0.406cm" svg:height="0.48cm" svg:x="2.874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3" draw:text-style-name="MP4" draw:layer="backgroundobjects" svg:width="0.406cm" svg:height="0.48cm" svg:x="2.874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3" draw:text-style-name="MP4" draw:layer="backgroundobjects" svg:width="0.375cm" svg:height="0.514cm" svg:x="2.556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3" draw:text-style-name="MP4" draw:layer="backgroundobjects" svg:width="0.375cm" svg:height="0.514cm" svg:x="2.556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3" draw:text-style-name="MP4" draw:layer="backgroundobjects" svg:width="0.34cm" svg:height="0.483cm" svg:x="2.254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3" draw:text-style-name="MP4" draw:layer="backgroundobjects" svg:width="0.34cm" svg:height="0.483cm" svg:x="2.254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3" draw:text-style-name="MP4" draw:layer="backgroundobjects" svg:width="0.694cm" svg:height="0.516cm" svg:x="1.591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3" draw:text-style-name="MP4" draw:layer="backgroundobjects" svg:width="0.694cm" svg:height="0.516cm" svg:x="1.591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3" draw:text-style-name="MP4" draw:layer="backgroundobjects" svg:width="0.459cm" svg:height="0.491cm" svg:x="3.456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3" draw:text-style-name="MP4" draw:layer="backgroundobjects" svg:width="0.459cm" svg:height="0.491cm" svg:x="3.456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3" draw:text-style-name="MP4" draw:layer="backgroundobjects" svg:width="0.386cm" svg:height="0.491cm" svg:x="3.156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3" draw:text-style-name="MP4" draw:layer="backgroundobjects" svg:width="0.386cm" svg:height="0.491cm" svg:x="3.156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3" draw:text-style-name="MP4" draw:layer="backgroundobjects" svg:width="0.164cm" svg:height="0.489cm" svg:x="3.008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3" draw:text-style-name="MP4" draw:layer="backgroundobjects" svg:width="0.164cm" svg:height="0.489cm" svg:x="3.008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3" draw:text-style-name="MP4" draw:layer="backgroundobjects" svg:width="0.501cm" svg:height="0.514cm" svg:x="2.493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3" draw:text-style-name="MP4" draw:layer="backgroundobjects" svg:width="0.501cm" svg:height="0.514cm" svg:x="2.493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3" draw:text-style-name="MP4" draw:layer="backgroundobjects" svg:width="0.161cm" svg:height="0.489cm" svg:x="2.315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3" draw:text-style-name="MP4" draw:layer="backgroundobjects" svg:width="0.161cm" svg:height="0.489cm" svg:x="2.315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3" draw:text-style-name="MP4" draw:layer="backgroundobjects" svg:width="0.793cm" svg:height="0.62cm" svg:x="1.929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3" draw:text-style-name="MP4" draw:layer="backgroundobjects" svg:width="0.793cm" svg:height="0.62cm" svg:x="1.929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3" draw:text-style-name="MP4" draw:layer="backgroundobjects" svg:width="0.387cm" svg:height="0.489cm" svg:x="1.577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3" draw:text-style-name="MP4" draw:layer="backgroundobjects" svg:width="0.387cm" svg:height="0.489cm" svg:x="1.577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custom-shape draw:name="Title Bar" draw:style-name="Mgr4" draw:text-style-name="MP4" draw:layer="backgroundobjects" svg:width="14cm" svg:height="1.155cm" svg:x="0cm" svg:y="7.845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TWU_5f_Presentation-title" draw:layer="backgroundobjects" svg:width="13.968cm" svg:height="10.476cm" svg:x="3.81cm" svg:y="2.123cm" presentation:class="page"/>
        <draw:frame presentation:style-name="TWU_5f_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ean Ho</meta:initial-creator>
    <meta:creation-date>2011-02-03T11:09:19</meta:creation-date>
    <meta:editing-duration>PT1H3M8S</meta:editing-duration>
    <meta:editing-cycles>15</meta:editing-cycles>
    <dc:date>2011-02-07T15:41:06</dc:date>
    <dc:creator>Sean Ho</dc:creator>
    <meta:generator>LibreOffice/3.3$Linux LibreOffice_project/330m19$Build-6</meta:generator>
    <dc:title>TWU Presentation Template</dc:title>
    <meta:document-statistic meta:object-count="164"/>
  </office:meta>
</office:document-meta>
</file>